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7.29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3.256cm"/>
    </style:style>
    <style:style style:name="co7" style:family="table-column">
      <style:table-column-properties fo:break-before="auto" style:column-width="14.624cm"/>
    </style:style>
    <style:style style:name="co8" style:family="table-column">
      <style:table-column-properties fo:break-before="auto" style:column-width="5.69cm"/>
    </style:style>
    <style:style style:name="co9" style:family="table-column">
      <style:table-column-properties fo:break-before="auto" style:column-width="4.373cm"/>
    </style:style>
    <style:style style:name="co10" style:family="table-column">
      <style:table-column-properties fo:break-before="auto" style:column-width="25.084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4.265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13.06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14.547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15.958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12.109cm"/>
    </style:style>
    <style:style style:name="co23" style:family="table-column">
      <style:table-column-properties fo:break-before="auto" style:column-width="15.796cm"/>
    </style:style>
    <style:style style:name="co24" style:family="table-column">
      <style:table-column-properties fo:break-before="auto" style:column-width="3.071cm"/>
    </style:style>
    <style:style style:name="co25" style:family="table-column">
      <style:table-column-properties fo:break-before="auto" style:column-width="6.69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15.383cm"/>
    </style:style>
    <style:style style:name="co28" style:family="table-column">
      <style:table-column-properties fo:break-before="auto" style:column-width="2.999cm"/>
    </style:style>
    <style:style style:name="co29" style:family="table-column">
      <style:table-column-properties fo:break-before="auto" style:column-width="7.611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3.103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9.474cm"/>
    </style:style>
    <style:style style:name="co34" style:family="table-column">
      <style:table-column-properties fo:break-before="auto" style:column-width="1.12cm"/>
    </style:style>
    <style:style style:name="co35" style:family="table-column">
      <style:table-column-properties fo:break-before="auto" style:column-width="2.983cm"/>
    </style:style>
    <style:style style:name="co36" style:family="table-column">
      <style:table-column-properties fo:break-before="auto" style:column-width="3.344cm"/>
    </style:style>
    <style:style style:name="co37" style:family="table-column">
      <style:table-column-properties fo:break-before="auto" style:column-width="9.013cm"/>
    </style:style>
    <style:style style:name="co38" style:family="table-column">
      <style:table-column-properties fo:break-before="auto" style:column-width="2.279cm"/>
    </style:style>
    <style:style style:name="co39" style:family="table-column">
      <style:table-column-properties fo:break-before="auto" style:column-width="3.967cm"/>
    </style:style>
    <style:style style:name="co40" style:family="table-column">
      <style:table-column-properties fo:break-before="auto" style:column-width="7.2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37">
      <style:text-properties fo:font-size="16pt" style:font-size-asian="16pt" style:font-size-complex="16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11.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4" calcext:value-type="float">
            <text:p>11.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6" calcext:value-type="date">
            <text:p>26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4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data from a mysql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data from a sqlite databas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2" calcext:value-type="float">
            <text:p>11.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program starts up and shows the program version as 11.2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program starts up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6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.1" calcext:value-type="float">
            <text:p>11.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21" calcext:value-type="date">
            <text:p>21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a MFG test passes on a CT6 PCB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ool starts up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9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1.0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4-17" calcext:value-type="date">
            <text:p>17/04/2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via bluetooth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 (using USB port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app</text:p>
          </table:table-cell>
          <table:table-cell office:value-type="string" calcext:value-type="string">
            <text:p>Check that it starts recording data and the GUI is available to view the data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3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19" calcext:value-type="date">
            <text:p>19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current on port 1 (old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(high accuracy test system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<text:span text:style-name="T1">Calibrate current on port 1 (high accuracy test system</text:span>)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number-columns-repeated="3"/>
          <table:table-cell table:content-validation-name="val1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9]+1" office:value-type="float" office:value="21" calcext:value-type="float">
            <text:p>2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0]+1" office:value-type="float" office:value="22" calcext:value-type="float">
            <text:p>2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3" calcext:value-type="float">
            <text:p>2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10.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5" calcext:value-type="date">
            <text:p>05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tool reports JSON stats from all CT6 on LAN. 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stats</text:p>
          </table:table-cell>
          <table:table-cell office:value-type="string" calcext:value-type="string">
            <text:p>Check ct6_stats is not supported on Windows platforms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7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1_2" table:style-name="ta1">
        <table:table-column table:style-name="co1" table:default-cell-style-name="ce6"/>
        <table:table-column table:style-name="co2" table:default-cell-style-name="ce6"/>
        <table:table-column table:style-name="co7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DB updated after upgrad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for valid MQTT server stats messages after upgrade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move factory.cfg file on CT6 and check uncalibrated msg is displayed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v10.0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8" calcext:value-type="date">
            <text:p>28/02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7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9.9" table:style-name="ta1">
        <table:table-column table:style-name="co1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2" table:number-rows-repeated="12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3-01" calcext:value-type="date">
            <text:p>01/03/2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26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1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4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5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6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7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8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 table:formula="of:=[.A39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1">
          <table:table-cell/>
          <table:table-cell table:style-name="Default" table:number-columns-repeated="2"/>
          <table:table-cell table:content-validation-name="val1"/>
        </table:table-row>
      </table:table>
      <table:table table:name="v9.8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number-columns-repeated="16380" table:default-cell-style-name="ce4"/>
        <table:table-row table:style-name="ro3">
          <table:table-cell table:style-name="ce3" office:value-type="string" calcext:value-type="string">
            <text:p>CT6 Testing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Date</text:p>
          </table:table-cell>
          <table:table-cell table:style-name="ce9" office:value-type="date" office:date-value="2025-02-23" calcext:value-type="date">
            <text:p>23/02/2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ild.sh</text:p>
          </table:table-cell>
          <table:table-cell office:value-type="string" calcext:value-type="string">
            <text:p>Check that the pytest test are executed and if they fail the build process fails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 is in message lo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Windows Test Cases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Install, check poetry env exists. Then uninstall and check it’s removed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3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4]+1" office:value-type="float" office:value="3" calcext:value-type="float">
            <text:p>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message detailing how to close app is displayed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5]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>
          <table:table-cell table:formula="of:=[.A16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to FW 2.67 and check the REST interface get_uptime cmd response is correc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3" table:number-rows-repeated="1048545">
          <table:table-cell table:number-columns-repeated="16384"/>
        </table:table-row>
        <table:table-row table:style-name="ro2" table:number-rows-repeated="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9.7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2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1" calcext:value-type="date">
            <text:p>21/02/25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Check 2.65 CT6 FW sends TIMESENT field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</table:table-row>
        <table:table-row table:style-name="ro1">
          <table:table-cell office:value-type="string" calcext:value-type="string">
            <text:p>Windows Test Case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 and check for FW version message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style-name="Default" table:number-columns-repeated="2"/>
        </table:table-row>
      </table:table>
      <table:table table:name="9.5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5" table:number-columns-repeated="16380" table:default-cell-style-name="ce6"/>
        <table:table-row table:style-name="ro1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1">
          <table:table-cell table:number-columns-repeated="3"/>
          <table:table-cell table:content-validation-name="val1"/>
          <table:table-cell table:number-columns-repeated="16380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8.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5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6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2" table:default-cell-style-name="Default"/>
        <table:table-row table:style-name="ro4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20:11:23.5705311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4-26T20:13:41.724152709</dc:date>
    <meta:editing-duration>P2DT18H34M47S</meta:editing-duration>
    <meta:editing-cycles>86</meta:editing-cycles>
    <meta:generator>LibreOffice/24.2.7.2$Linux_X86_64 LibreOffice_project/420$Build-2</meta:generator>
    <meta:document-statistic meta:table-count="19" meta:cell-count="1460" meta:object-count="0"/>
  </office:meta>
</office:document-meta>
</file>